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81d32" draw:textarea-horizontal-align="justify" draw:textarea-vertical-align="top" draw:auto-grow-height="false" fo:min-height="5.23cm" fo:min-width="25.265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top" draw:auto-grow-height="false" fo:min-height="20.451cm" fo:min-width="34.3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433cm" fo:min-width="6.104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top" draw:auto-grow-height="false" fo:min-height="7.491cm" fo:min-width="12.708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4.1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2.925cm" fo:min-width="14.613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548cm"/>
      <style:paragraph-properties style:writing-mode="lr-tb"/>
    </style:style>
    <style:style style:name="gr10" style:family="graphic" style:parent-style-name="standard">
      <style:graphic-properties draw:stroke="solid" draw:marker-end="Arrow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4.0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2.294cm"/>
      <style:paragraph-properties style:writing-mode="lr-tb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2.675cm"/>
      <style:paragraph-properties style:writing-mode="lr-tb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3.733cm"/>
      <style:paragraph-properties style:writing-mode="lr-tb"/>
    </style:style>
    <style:style style:name="gr15" style:family="graphic" style:parent-style-name="standard">
      <style:graphic-properties draw:fill="bitmap" draw:fill-image-name="_35__20_Percent" draw:textarea-horizontal-align="justify" draw:textarea-vertical-align="top" draw:auto-grow-height="false" fo:min-height="8.767cm" fo:min-width="18.804cm"/>
      <style:paragraph-properties style:writing-mode="lr-tb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2.808cm" fo:min-width="8.555cm" fo:wrap-option="no-wrap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47cm" fo:min-width="7.247cm"/>
      <style:paragraph-properties style:writing-mode="lr-tb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47cm" fo:min-width="7.12cm"/>
      <style:paragraph-properties style:writing-mode="lr-tb"/>
    </style:style>
    <style:style style:name="gr19" style:family="graphic" style:parent-style-name="standard">
      <style:graphic-properties draw:marker-start="Arrow" draw:textarea-vertical-align="middle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1.515cm" fo:min-width="4.337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6.354cm" fo:min-width="7.501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0.766cm" fo:min-width="3.31cm"/>
      <style:paragraph-properties style:writing-mode="lr-tb"/>
    </style:style>
    <style:style style:name="gr23" style:family="graphic" style:parent-style-name="standard">
      <style:graphic-properties draw:fill-color="#d4ea6b" draw:textarea-horizontal-align="justify" draw:textarea-vertical-align="middle" draw:auto-grow-height="false" fo:min-height="0.766cm" fo:min-width="2.675cm"/>
      <style:paragraph-properties style:writing-mode="lr-tb"/>
    </style:style>
    <style:style style:name="gr24" style:family="graphic" style:parent-style-name="standard">
      <style:graphic-properties draw:marker-end="Arrow" draw:textarea-vertical-align="bottom"/>
      <style:paragraph-properties style:writing-mode="lr-tb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39cm" fo:min-width="2.929cm"/>
      <style:paragraph-properties style:writing-mode="lr-tb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0.639cm" fo:min-width="2.167cm"/>
      <style:paragraph-properties style:writing-mode="lr-tb"/>
    </style:style>
    <style:style style:name="gr27" style:family="graphic" style:parent-style-name="standard">
      <style:graphic-properties draw:fill-color="#5eb91e" draw:textarea-horizontal-align="justify" draw:textarea-vertical-align="middle" draw:auto-grow-height="false" fo:min-height="0.639cm" fo:min-width="2.885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0.385cm" fo:min-width="3.81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top" draw:auto-grow-height="false" fo:min-height="5.973cm" fo:min-width="11.45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0.766cm" fo:min-width="3.564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766cm" fo:min-width="4.453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0.766cm" fo:min-width="5.469cm"/>
      <style:paragraph-properties style:writing-mode="lr-tb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34" style:family="graphic" style:parent-style-name="standard">
      <style:graphic-properties draw:fill-color="#333333" draw:textarea-horizontal-align="justify" draw:textarea-vertical-align="middle" draw:auto-grow-height="false" fo:min-height="0.512cm" fo:min-width="3.763cm"/>
      <style:paragraph-properties style:writing-mode="lr-tb"/>
    </style:style>
    <style:style style:name="gr35" style:family="graphic" style:parent-style-name="standard">
      <style:graphic-properties draw:fill-color="#333333" draw:textarea-horizontal-align="justify" draw:textarea-vertical-align="top" draw:auto-grow-height="false" fo:min-height="2.623cm" fo:min-width="3.675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4.027cm"/>
      <style:paragraph-properties style:writing-mode="lr-tb"/>
    </style:style>
    <style:style style:name="gr38" style:family="graphic" style:parent-style-name="standard">
      <style:graphic-properties draw:marker-end="Square" draw:textarea-vertical-align="middle"/>
    </style:style>
    <style:style style:name="gr39" style:family="graphic" style:parent-style-name="standard">
      <style:graphic-properties draw:fill-color="#333333" draw:textarea-horizontal-align="justify" draw:textarea-vertical-align="middle" draw:auto-grow-height="false" fo:min-height="0.512cm" fo:min-width="0.997cm"/>
      <style:paragraph-properties style:writing-mode="lr-tb"/>
    </style:style>
    <style:style style:name="gr40" style:family="graphic" style:parent-style-name="standard">
      <style:graphic-properties draw:fill-color="#333333" draw:textarea-horizontal-align="justify" draw:textarea-vertical-align="top" draw:auto-grow-height="false" fo:min-height="2.466cm" fo:min-width="2.091cm"/>
      <style:paragraph-properties style:writing-mode="lr-tb"/>
    </style:style>
    <style:style style:name="gr41" style:family="graphic" style:parent-style-name="standard">
      <style:graphic-properties draw:fill-color="#d4ea6b" draw:textarea-horizontal-align="justify" draw:textarea-vertical-align="middle" draw:auto-grow-height="false" fo:min-height="0.512cm" fo:min-width="0.997cm"/>
      <style:paragraph-properties style:writing-mode="lr-tb"/>
    </style:style>
    <style:style style:name="gr42" style:family="graphic" style:parent-style-name="standard">
      <style:graphic-properties svg:stroke-color="#bbe33d"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81d32"/>
      <style:paragraph-properties fo:text-align="start"/>
    </style:style>
    <style:style style:name="P3" style:family="paragraph">
      <style:paragraph-properties fo:text-align="start"/>
      <style:text-properties fo:font-size="20pt" style:text-underline-style="solid" style:text-underline-width="auto" style:text-underline-color="font-color" fo:font-weight="bold"/>
    </style:style>
    <style:style style:name="P4" style:family="paragraph">
      <loext:graphic-properties draw:fill-color="#bbe33d"/>
      <style:paragraph-properties fo:text-align="start"/>
      <style:text-properties fo:font-size="20pt" style:text-underline-style="solid" style:text-underline-width="auto" style:text-underline-color="font-color" fo:font-weight="bold"/>
    </style:style>
    <style:style style:name="P5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6" style:family="paragraph">
      <loext:graphic-properties draw:fill-color="#b2b2b2"/>
      <style:paragraph-properties fo:text-align="start"/>
      <style:text-properties fo:font-size="20pt" style:text-underline-style="solid" style:text-underline-width="auto" style:text-underline-color="font-color" fo:font-weight="bold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-color="#77bc65"/>
      <style:paragraph-properties fo:text-align="center"/>
      <style:text-properties fo:font-size="10pt"/>
    </style:style>
    <style:style style:name="P9" style:family="paragraph">
      <style:paragraph-properties fo:text-align="start"/>
      <style:text-properties fo:font-size="10pt" style:text-underline-style="solid" style:text-underline-width="auto" style:text-underline-color="font-color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bitmap" draw:fill-image-name="_35__20_Percent"/>
      <style:paragraph-properties fo:text-align="center"/>
      <style:text-properties fo:font-size="10pt"/>
    </style:style>
    <style:style style:name="P12" style:family="paragraph">
      <loext:graphic-properties draw:fill="bitmap" draw:fill-image-name="_35__20_Percent"/>
      <style:paragraph-properties fo:text-align="start"/>
      <style:text-properties fo:font-size="20pt" style:text-underline-style="solid" style:text-underline-width="auto" style:text-underline-color="font-color" fo:font-weight="bold"/>
    </style:style>
    <style:style style:name="P13" style:family="paragraph">
      <loext:graphic-properties draw:fill-color="#ffff00"/>
      <style:paragraph-properties fo:text-align="center"/>
      <style:text-properties fo:font-size="10pt"/>
    </style:style>
    <style:style style:name="P14" style:family="paragraph">
      <loext:graphic-properties draw:fill-color="#b2b2b2"/>
      <style:paragraph-properties fo:text-align="center"/>
      <style:text-properties fo:font-size="10pt"/>
    </style:style>
    <style:style style:name="P15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16" style:family="paragraph">
      <loext:graphic-properties draw:fill-color="#d4ea6b"/>
      <style:paragraph-properties fo:text-align="center"/>
      <style:text-properties fo:font-size="10pt"/>
    </style:style>
    <style:style style:name="P17" style:family="paragraph">
      <loext:graphic-properties draw:fill-color="#5eb91e"/>
      <style:paragraph-properties fo:text-align="center"/>
      <style:text-properties fo:font-size="10pt"/>
    </style:style>
    <style:style style:name="P18" style:family="paragraph">
      <loext:graphic-properties draw:fill-color="#bbe33d"/>
      <style:paragraph-properties fo:text-align="center"/>
      <style:text-properties fo:font-size="10pt"/>
    </style:style>
    <style:style style:name="P19" style:family="paragraph">
      <loext:graphic-properties draw:fill-color="#b4c7dc"/>
      <style:paragraph-properties fo:text-align="center"/>
      <style:text-properties fo:font-size="10pt"/>
    </style:style>
    <style:style style:name="P20" style:family="paragraph">
      <loext:graphic-properties draw:fill-color="#333333"/>
      <style:paragraph-properties fo:text-align="center"/>
      <style:text-properties fo:font-size="10pt" fo:background-color="#ffff00"/>
    </style:style>
    <style:style style:name="P21" style:family="paragraph">
      <style:paragraph-properties fo:text-align="start"/>
      <style:text-properties fo:font-size="10pt"/>
    </style:style>
    <style:style style:name="P22" style:family="paragraph">
      <loext:graphic-properties draw:fill-color="#333333"/>
      <style:paragraph-properties fo:text-align="start"/>
      <style:text-properties fo:font-size="10pt" fo:background-color="#ffff00"/>
    </style:style>
    <style:style style:name="P23" style:family="paragraph">
      <loext:graphic-properties draw:fill-color="#d4ea6b"/>
      <style:paragraph-properties fo:text-align="center"/>
      <style:text-properties fo:font-size="10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65cm" svg:height="5.48cm" svg:x="-21.463cm" svg:y="-1.051cm">
          <text:p text:style-name="P1">Linux world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4.83cm" svg:height="20.701cm" svg:x="1.222cm" svg:y="9.89cm">
          <text:p text:style-name="P3">Installer – is DONE</text:p>
          <draw:enhanced-geometry svg:viewBox="0 0 21600 21600" draw:type="rectangle" draw:enhanced-path="M 0 0 L 21600 0 21600 21600 0 21600 0 0 Z N"/>
        </draw:custom-shape>
        <draw:custom-shape draw:style-name="gr3" draw:text-style-name="P5" xml:id="id22" draw:id="id22" draw:layer="layout" svg:width="6.604cm" svg:height="3.683cm" svg:x="8.239cm" svg:y="2.143cm">
          <text:p text:style-name="P5">otdm-tools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3.208cm" svg:height="7.741cm" draw:transform="skewX (0.0015707963267949) rotate (0.0015707963267949) translate (1.635cm 22.606cm)">
          <text:p text:style-name="P3">otdm-ys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2.717cm">
          <text:p text:style-name="P7">otdm-yss-multiSVG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3.479cm">
          <text:p text:style-name="P7">otdm-yss-basic-sail</text:p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4.699cm" svg:height="0.635cm" svg:x="10.017cm" svg:y="28.432cm">
          <text:p text:style-name="P7">otdm-yss-otdm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4.203cm">
          <text:p text:style-name="P7">otdm-yss-test-functions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4.445cm" svg:height="0.762cm" svg:x="-21.59cm" svg:y="6.08cm">
          <text:p text:style-name="P7">otdm-node-red-installer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5.113cm" svg:height="3.175cm" svg:x="1.635cm" svg:y="16.113cm">
          <text:p text:style-name="P9">otdm-nrf-yss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8.239cm" svg:y1="22.596cm" svg:x2="9.191cm" svg:y2="19.288cm" draw:start-shape="id1" draw:start-glue-point="0" draw:end-shape="id2" draw:end-glue-point="2" svg:d="M8239 22596v-1660h952v-1648" svg:viewBox="0 0 953 3309">
          <text:p/>
        </draw:connector>
        <draw:custom-shape draw:style-name="gr9" draw:text-style-name="P7" xml:id="id4" draw:id="id4" draw:layer="layout" svg:width="3.048cm" svg:height="0.762cm" svg:x="-16.256cm" svg:y="6.08cm">
          <text:p text:style-name="P7">otdm-mqtt-installer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8.637cm" svg:y1="9.89cm" svg:x2="-14.732cm" svg:y2="6.842cm" draw:start-shape="id3" draw:start-glue-point="0" draw:end-shape="id4" draw:end-glue-point="2" svg:d="M18637 9890v-1524h-33369v-1524" svg:viewBox="0 0 33370 3049">
          <text:p/>
        </draw:connector>
        <draw:custom-shape draw:style-name="gr11" draw:text-style-name="P7" xml:id="id6" draw:id="id6" draw:layer="layout" svg:width="4.572cm" svg:height="0.762cm" svg:x="-12.7cm" svg:y="4.937cm">
          <text:p text:style-name="P7">otdm-db-installer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layout" svg:width="2.794cm" svg:height="0.762cm" svg:x="-11.811cm" svg:y="6.461cm">
          <text:p text:style-name="P7">otdm-db-init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0.414cm" svg:y1="6.461cm" svg:x2="-10.414cm" svg:y2="5.699cm" draw:start-shape="id5" draw:start-glue-point="0" draw:end-shape="id6" draw:end-glue-point="2" svg:d="M-10414 6461v-762" svg:viewBox="0 0 1 763">
          <text:p/>
        </draw:connector>
        <draw:connector draw:style-name="gr8" draw:text-style-name="P10" draw:layer="layout" svg:x1="18.637cm" svg:y1="9.89cm" svg:x2="-19.368cm" svg:y2="6.842cm" draw:start-shape="id3" draw:end-shape="id7" draw:end-glue-point="2" svg:d="M18637 9890v-1524h-38005v-1524" svg:viewBox="0 0 38006 3049">
          <text:p/>
        </draw:connector>
        <draw:custom-shape draw:style-name="gr13" draw:text-style-name="P11" xml:id="id8" draw:id="id8" draw:layer="layout" svg:width="3.175cm" svg:height="1.397cm" svg:x="3.667cm" svg:y="-4.969cm">
          <text:p text:style-name="P7">$ . /run.sh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-3.619cm" svg:x1="18.637cm" svg:y1="9.89cm" svg:x2="5.254cm" svg:y2="-3.572cm" draw:start-shape="id3" draw:start-glue-point="0" draw:end-shape="id8" draw:end-glue-point="2" svg:d="M18637 9890v-10351h-13383v-3111" svg:viewBox="0 0 13384 13463">
          <text:p/>
        </draw:connector>
        <draw:custom-shape draw:style-name="gr14" draw:text-style-name="P11" xml:id="id9" draw:id="id9" draw:layer="layout" svg:width="4.233cm" svg:height="1.397cm" svg:x="7.562cm" svg:y="-4.969cm">
          <text:p text:style-name="P7">$ apt install otdm-installer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-4.619cm" svg:x1="18.637cm" svg:y1="9.89cm" svg:x2="9.678cm" svg:y2="-3.572cm" draw:start-shape="id3" draw:start-glue-point="0" draw:end-shape="id9" draw:end-glue-point="2" svg:d="M18637 9890v-11351h-8959v-2111" svg:viewBox="0 0 8960 13463">
          <text:p/>
        </draw:connector>
        <draw:custom-shape draw:style-name="gr15" draw:text-style-name="P12" xml:id="id12" draw:id="id12" draw:layer="layout" svg:width="19.304cm" svg:height="9.017cm" svg:x="22.067cm" svg:y="-4.977cm">
          <text:p text:style-name="P3">$ apt install otdm-*-dummy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9.779cm" svg:height="3.302cm" svg:x="32.115cm" svg:y="-9.16cm">
          <text:p text:style-name="P7">This path is for those who have some of element</text:p>
          <text:p text:style-name="P7">Already on there systems. So If you have Node-red it can </text:p>
          <text:p text:style-name="P7">Use your instance. Not install next one.</text:p>
          <draw:enhanced-geometry svg:viewBox="0 0 21600 21600" draw:text-areas="800 800 20800 20800" draw:type="round-rectangular-callout" draw:modifiers="22.0858895705521 43827.792915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xml:id="id11" draw:id="id11" draw:layer="layout" svg:width="7.747cm" svg:height="1.397cm" svg:x="22.448cm" svg:y="-3.453cm">
          <text:p text:style-name="P7">$ apt install otdm-db-installer-dummy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0" draw:id="id10" draw:layer="layout" svg:width="7.62cm" svg:height="1.397cm" svg:x="31.211cm" svg:y="-1.286cm">
          <text:p text:style-name="P7">otdm-db-init or otdm-db-init-dummy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35.021cm" svg:y1="-1.286cm" svg:x2="26.321cm" svg:y2="-2.056cm" draw:start-shape="id10" draw:start-glue-point="0" draw:end-shape="id11" draw:end-glue-point="2" svg:d="M35021-1286v-502h-4318v232h-4382v-500" svg:viewBox="0 0 8701 771">
          <text:p/>
        </draw:connector>
        <draw:connector draw:style-name="gr8" draw:text-style-name="P10" draw:layer="layout" svg:x1="18.637cm" svg:y1="9.89cm" svg:x2="31.719cm" svg:y2="4.04cm" draw:start-shape="id3" draw:start-glue-point="0" draw:end-shape="id12" draw:end-glue-point="2" svg:d="M18637 9890v-2926h13082v-2924" svg:viewBox="0 0 13083 5851">
          <text:p/>
        </draw:connector>
        <draw:connector draw:style-name="gr8" draw:text-style-name="P10" draw:layer="layout" svg:x1="31.719cm" svg:y1="4.04cm" svg:x2="35.021cm" svg:y2="0.111cm" draw:start-shape="id12" draw:start-glue-point="2" draw:end-shape="id10" draw:end-glue-point="2" svg:d="M31719 4040v500h3302v-4429" svg:viewBox="0 0 3303 4430">
          <text:p/>
        </draw:connector>
        <draw:custom-shape draw:style-name="gr17" draw:text-style-name="P14" xml:id="id13" draw:id="id13" draw:layer="layout" svg:width="7.747cm" svg:height="1.397cm" svg:x="22.575cm" svg:y="1.5cm">
          <text:p text:style-name="P7">$ apt install otdm-nrf-yss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4" draw:id="id14" draw:layer="layout" svg:width="7.747cm" svg:height="1.397cm" svg:x="22.575cm" svg:y="-0.532cm">
          <text:p text:style-name="P7">$ apt install otdm-node-red-installer-dummy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26.448cm" svg:y1="1.5cm" svg:x2="26.448cm" svg:y2="0.865cm" draw:start-shape="id13" draw:start-glue-point="0" draw:end-shape="id14" draw:end-glue-point="2" svg:d="M26448 1500v-635" svg:viewBox="0 0 1 636">
          <text:p/>
        </draw:connector>
        <draw:connector draw:style-name="gr8" draw:text-style-name="P10" draw:layer="layout" svg:x1="31.719cm" svg:y1="4.04cm" svg:x2="26.448cm" svg:y2="2.897cm" draw:start-shape="id12" draw:start-glue-point="2" draw:end-shape="id13" draw:end-glue-point="2" svg:d="M31719 4040v500h-5271v-1643" svg:viewBox="0 0 5272 1644">
          <text:p/>
        </draw:connector>
        <draw:custom-shape draw:style-name="gr20" draw:text-style-name="P13" draw:layer="layout" svg:width="5.223cm" svg:height="1.905cm" svg:x="-0.794cm" svg:y="-8.398cm">
          <text:p text:style-name="P7">It need to be:</text:p>
          <text:p text:style-name="P7">Ubuntu 22.04, termux 118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5.223cm" svg:height="1.905cm" svg:x="5.556cm" svg:y="-8.144cm">
          <text:p text:style-name="P7">It need to be </text:p>
          <text:p text:style-name="P7">Ubuntu 22.04</text:p>
          <text:p text:style-name="P7">It will try it’s best :)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8.001cm" svg:height="6.604cm" svg:x="-13.732cm" svg:y="16.748cm">
          <text:p text:style-name="P15">android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6" draw:id="id16" draw:layer="layout" svg:width="3.81cm" svg:height="1.016cm" svg:x="-13.351cm" svg:y="18.145cm">
          <text:p text:style-name="P7">ySensorsService.apk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3.175cm" svg:height="1.016cm" svg:x="-9.16cm" svg:y="18.145cm">
          <text:p text:style-name="P7">termux-api</text:p>
          <draw:enhanced-geometry svg:viewBox="0 0 21600 21600" draw:type="rectangle" draw:enhanced-path="M 0 0 L 21600 0 21600 21600 0 21600 0 0 Z N"/>
        </draw:custom-shape>
        <draw:custom-shape draw:style-name="gr5" draw:text-style-name="P8" xml:id="id15" draw:id="id15" draw:layer="layout" svg:width="4.699cm" svg:height="0.635cm" svg:x="10.017cm" svg:y="26.803cm">
          <text:p text:style-name="P7">otdm-yss-calibration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draw:line-skew="3.545cm" svg:x1="12.366cm" svg:y1="26.803cm" svg:x2="-11.446cm" svg:y2="19.161cm" draw:start-shape="id15" draw:start-glue-point="0" draw:end-shape="id16" draw:end-glue-point="2" svg:d="M12366 26803v-276h-23812v-7366" svg:viewBox="0 0 23813 7643">
          <text:p text:style-name="P10">Manual installation</text:p>
        </draw:connector>
        <draw:custom-shape draw:style-name="gr25" draw:text-style-name="P17" xml:id="id17" draw:id="id17" draw:layer="layout" svg:width="3.429cm" svg:height="0.889cm" svg:x="1.889cm" svg:y="17.129cm">
          <text:p text:style-name="P7">otdm-nrf-calibration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99cm" svg:x1="12.366cm" svg:y1="26.803cm" svg:x2="3.603cm" svg:y2="18.018cm" draw:start-shape="id15" draw:start-glue-point="0" draw:end-shape="id17" draw:end-glue-point="2" svg:d="M12366 26803v-403h-8763v-8382" svg:viewBox="0 0 8764 8786">
          <text:p/>
        </draw:connector>
        <draw:custom-shape draw:style-name="gr26" draw:text-style-name="P17" xml:id="id19" draw:id="id19" draw:layer="layout" svg:width="2.667cm" svg:height="0.889cm" svg:x="5.445cm" svg:y="17.129cm">
          <text:p text:style-name="P7">otdm-nrf-otdm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4.716cm" svg:x1="12.366cm" svg:y1="28.432cm" svg:x2="6.778cm" svg:y2="18.018cm" draw:start-shape="id18" draw:start-glue-point="0" draw:end-shape="id19" draw:end-glue-point="2" svg:d="M12366 28432v-492h-5588v-9922" svg:viewBox="0 0 5589 10415">
          <text:p/>
        </draw:connector>
        <draw:custom-shape draw:style-name="gr27" draw:text-style-name="P17" xml:id="id21" draw:id="id21" draw:layer="layout" svg:width="3.385cm" svg:height="0.889cm" svg:x="9.045cm" svg:y="17.129cm">
          <text:p text:style-name="P7">otdm-nrf-music-sync</text:p>
          <draw:enhanced-geometry svg:viewBox="0 0 21600 21600" draw:type="rectangle" draw:enhanced-path="M 0 0 L 21600 0 21600 21600 0 21600 0 0 Z N"/>
        </draw:custom-shape>
        <draw:custom-shape draw:style-name="gr5" draw:text-style-name="P8" xml:id="id20" draw:id="id20" draw:layer="layout" svg:width="4.699cm" svg:height="0.635cm" svg:x="10.017cm" svg:y="25.603cm">
          <text:p text:style-name="P7">otdm-yss-music-sync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447cm" svg:x1="12.366cm" svg:y1="25.603cm" svg:x2="10.737cm" svg:y2="18.018cm" draw:start-shape="id20" draw:start-glue-point="0" draw:end-shape="id21" draw:end-glue-point="2" svg:d="M12366 25603v-346h-1629v-7239" svg:viewBox="0 0 1630 7586">
          <text:p/>
        </draw:connector>
        <draw:connector draw:style-name="gr8" draw:text-style-name="P10" draw:layer="layout" draw:line-skew="-0.634cm" svg:x1="18.637cm" svg:y1="9.89cm" svg:x2="11.541cm" svg:y2="5.826cm" draw:start-shape="id3" draw:start-glue-point="0" draw:end-shape="id22" draw:end-glue-point="2" svg:d="M18637 9890v-2667h-7096v-1397" svg:viewBox="0 0 7097 4065">
          <text:p/>
        </draw:connector>
        <draw:custom-shape draw:style-name="gr28" draw:text-style-name="P18" draw:layer="layout" svg:width="4.318cm" svg:height="0.635cm" svg:x="9.128cm" svg:y="3.032cm">
          <text:p text:style-name="P7">otdm-proto-driver-sql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4.318cm" svg:height="0.635cm" svg:x="9.128cm" svg:y="3.794cm">
          <text:p text:style-name="P7">otdm-proto-driver-fs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4.318cm" svg:height="0.635cm" svg:x="9.128cm" svg:y="4.556cm">
          <text:p text:style-name="P7">otdm-proto-driver-….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1" draw:id="id31" draw:layer="layout" svg:width="11.954cm" svg:height="6.223cm" svg:x="23.336cm" svg:y="15.605cm">
          <text:p text:style-name="P15">otdm-grafana</text:p>
          <draw:enhanced-geometry svg:viewBox="0 0 21600 21600" draw:type="rectangle" draw:enhanced-path="M 0 0 L 21600 0 21600 21600 0 21600 0 0 Z N"/>
        </draw:custom-shape>
        <draw:custom-shape draw:style-name="gr30" draw:text-style-name="P18" xml:id="id25" draw:id="id25" draw:layer="layout" svg:width="4.064cm" svg:height="1.016cm" svg:x="23.479cm" svg:y="16.621cm">
          <text:p text:style-name="P7">otdm-grafana-ds-mysql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4" draw:id="id24" draw:layer="layout" svg:width="4.953cm" svg:height="1.016cm" svg:x="17.383cm" svg:y="21.066cm">
          <text:p text:style-name="P7">otdm-nrf-img-history-viewer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18.637cm" svg:y1="9.89cm" svg:x2="-10.414cm" svg:y2="7.223cm" draw:start-shape="id3" draw:start-glue-point="0" draw:end-shape="id5" draw:end-glue-point="2" svg:d="M18637 9890v-1334h-29051v-1333" svg:viewBox="0 0 29052 2668">
          <text:p/>
        </draw:connector>
        <draw:custom-shape draw:style-name="gr32" draw:text-style-name="P18" xml:id="id23" draw:id="id23" draw:layer="layout" svg:width="5.969cm" svg:height="1.016cm" svg:x="28.559cm" svg:y="20.685cm">
          <text:p text:style-name="P7">otdm-grafana-db-img-history-viewer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0cm 1.779cm 6.738cm" svg:x1="31.543cm" svg:y1="20.685cm" svg:x2="19.859cm" svg:y2="22.082cm" draw:start-shape="id23" draw:start-glue-point="0" draw:end-shape="id24" draw:end-glue-point="2" svg:d="M31543 20685v-501h-4317v9137h-7367v-7239" svg:viewBox="0 0 11685 9138">
          <text:p/>
        </draw:connector>
        <draw:connector draw:style-name="gr8" draw:text-style-name="P10" draw:layer="layout" svg:x1="31.543cm" svg:y1="20.685cm" svg:x2="25.511cm" svg:y2="17.637cm" draw:start-shape="id23" draw:start-glue-point="0" draw:end-shape="id25" draw:end-glue-point="2" svg:d="M31543 20685v-1524h-6032v-1524" svg:viewBox="0 0 6033 3049">
          <text:p/>
        </draw:connector>
        <draw:custom-shape draw:style-name="gr5" draw:text-style-name="P8" xml:id="id26" draw:id="id26" draw:layer="layout" svg:width="4.699cm" svg:height="0.635cm" svg:x="10.017cm" svg:y="29.532cm">
          <text:p text:style-name="P7">otdm-yss-img-history-viewer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514cm" svg:x1="12.366cm" svg:y1="29.532cm" svg:x2="19.859cm" svg:y2="22.082cm" draw:start-shape="id26" draw:start-glue-point="0" draw:end-shape="id24" draw:end-glue-point="2" svg:d="M12366 29532v-211h7493v-7239" svg:viewBox="0 0 7494 7451">
          <text:p/>
        </draw:connector>
        <draw:custom-shape draw:style-name="gr33" draw:text-style-name="P20" xml:id="id27" draw:id="id27" draw:layer="layout" svg:width="3.048cm" svg:height="0.762cm" svg:x="-13.986cm" svg:y="1.127cm">
          <text:p text:style-name="P7">mosquitto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4.732cm" svg:y1="6.08cm" svg:x2="-12.462cm" svg:y2="1.889cm" draw:start-shape="id4" draw:start-glue-point="0" draw:end-shape="id27" draw:end-glue-point="2" svg:d="M-14732 6080v-2095h2270v-2096" svg:viewBox="0 0 2271 4192">
          <text:p/>
        </draw:connector>
        <draw:custom-shape draw:style-name="gr34" draw:text-style-name="P20" xml:id="id28" draw:id="id28" draw:layer="layout" svg:width="4.263cm" svg:height="0.762cm" svg:x="-12.645cm" svg:y="0.159cm">
          <text:p text:style-name="P7">mariadb or mariadb-server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0.414cm" svg:y1="4.937cm" svg:x2="-10.514cm" svg:y2="0.921cm" draw:start-shape="id6" draw:start-glue-point="0" draw:end-shape="id28" draw:end-glue-point="2" svg:d="M-10414 4937v-2008h-100v-2008" svg:viewBox="0 0 101 4017">
          <text:p/>
        </draw:connector>
        <draw:custom-shape draw:style-name="gr35" draw:text-style-name="P22" draw:layer="layout" svg:width="4.175cm" svg:height="2.873cm" svg:x="-20.955cm" svg:y="0.159cm">
          <text:p text:style-name="P21">nodejs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9.368cm" svg:y1="6.08cm" svg:x2="-18.431cm" svg:y2="1.508cm" draw:start-shape="id7" draw:start-glue-point="0" draw:end-shape="id29" draw:end-glue-point="2" svg:d="M-19368 6080v-2286h937v-2286" svg:viewBox="0 0 938 4573">
          <text:p/>
        </draw:connector>
        <draw:custom-shape draw:style-name="gr34" draw:text-style-name="P20" xml:id="id33" draw:id="id33" draw:layer="layout" svg:width="4.263cm" svg:height="0.762cm" svg:x="-8.045cm" svg:y="0.159cm">
          <text:p text:style-name="P7">Build tools</text:p>
          <draw:enhanced-geometry svg:viewBox="0 0 21600 21600" draw:type="rectangle" draw:enhanced-path="M 0 0 L 21600 0 21600 21600 0 21600 0 0 Z N"/>
        </draw:custom-shape>
        <draw:custom-shape draw:style-name="gr6" draw:text-style-name="P7" xml:id="id30" draw:id="id30" draw:layer="layout" svg:width="4.445cm" svg:height="0.762cm" svg:x="-4.715cm" svg:y="17.256cm">
          <text:p text:style-name="P7">otdm-cmqtt2mysql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0.254cm" svg:x1="-2.493cm" svg:y1="17.256cm" svg:x2="-14.732cm" svg:y2="6.842cm" draw:start-shape="id30" draw:start-glue-point="0" draw:end-shape="id4" draw:end-glue-point="2" svg:d="M-2493 17256v-4953h-12239v-5461" svg:viewBox="0 0 12240 10415">
          <text:p/>
        </draw:connector>
        <draw:connector draw:style-name="gr36" draw:text-style-name="P10" draw:layer="layout" draw:line-skew="-4.572cm" svg:x1="-2.493cm" svg:y1="17.256cm" svg:x2="11.541cm" svg:y2="5.826cm" draw:start-shape="id30" draw:start-glue-point="0" draw:end-shape="id22" draw:end-glue-point="2" svg:d="M-2493 17256v-10287h14034v-1143" svg:viewBox="0 0 14035 11431">
          <text:p/>
        </draw:connector>
        <draw:custom-shape draw:style-name="gr37" draw:text-style-name="P7" xml:id="id32" draw:id="id32" draw:layer="layout" svg:width="4.527cm" svg:height="0.762cm" svg:x="-5.432cm" svg:y="4.81cm">
          <text:p text:style-name="P7">otdm-grafana-installer</text:p>
          <draw:enhanced-geometry svg:viewBox="0 0 21600 21600" draw:type="rectangle" draw:enhanced-path="M 0 0 L 21600 0 21600 21600 0 21600 0 0 Z N"/>
        </draw:custom-shape>
        <draw:connector draw:style-name="gr38" draw:text-style-name="P10" draw:layer="layout" draw:line-skew="2.921cm" svg:x1="29.313cm" svg:y1="15.605cm" svg:x2="-3.169cm" svg:y2="5.572cm" draw:start-shape="id31" draw:start-glue-point="0" draw:end-shape="id32" draw:end-glue-point="2" svg:d="M29313 15605v-2096h-32482v-7937" svg:viewBox="0 0 32483 10034">
          <text:p/>
        </draw:connector>
        <draw:connector draw:style-name="gr8" draw:text-style-name="P10" draw:layer="layout" draw:line-skew="-1.334cm" svg:x1="19.859cm" svg:y1="21.066cm" svg:x2="-10.414cm" svg:y2="7.223cm" draw:start-shape="id24" draw:start-glue-point="0" draw:end-shape="id5" draw:end-glue-point="2" svg:d="M19859 21066v-8255h-30273v-5588" svg:viewBox="0 0 30274 13844">
          <text:p/>
        </draw:connector>
        <draw:connector draw:style-name="gr8" draw:text-style-name="P10" draw:layer="layout" draw:line-skew="-1.016cm" svg:x1="19.859cm" svg:y1="21.066cm" svg:x2="-19.368cm" svg:y2="6.842cm" draw:start-shape="id24" draw:start-glue-point="0" draw:end-shape="id7" draw:end-glue-point="2" svg:d="M19859 21066v-8128h-39227v-6096" svg:viewBox="0 0 39228 14225">
          <text:p/>
        </draw:connector>
        <draw:custom-shape draw:style-name="gr34" draw:text-style-name="P20" xml:id="id36" draw:id="id36" draw:layer="layout" svg:width="4.263cm" svg:height="0.762cm" svg:x="-1.921cm" svg:y="-0.27cm">
          <text:p text:style-name="P7">python3</text:p>
          <draw:enhanced-geometry svg:viewBox="0 0 21600 21600" draw:type="rectangle" draw:enhanced-path="M 0 0 L 21600 0 21600 21600 0 21600 0 0 Z N"/>
        </draw:custom-shape>
        <draw:custom-shape draw:style-name="gr39" draw:text-style-name="P20" xml:id="id35" draw:id="id35" draw:layer="layout" svg:width="1.497cm" svg:height="0.762cm" svg:x="-3.545cm" svg:y="1.459cm">
          <text:p text:style-name="P7">jq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2.591cm" svg:height="2.716cm" svg:x="-1.845cm" svg:y="1.459cm">
          <text:p text:style-name="P21">pip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1.497cm" svg:height="0.762cm" svg:x="-0.845cm" svg:y="1.559cm">
          <text:p text:style-name="P7">requests</text:p>
          <draw:enhanced-geometry svg:viewBox="0 0 21600 21600" draw:type="rectangle" draw:enhanced-path="M 0 0 L 21600 0 21600 21600 0 21600 0 0 Z N"/>
        </draw:custom-shape>
        <draw:custom-shape draw:style-name="gr41" draw:text-style-name="P23" xml:id="id37" draw:id="id37" draw:layer="layout" svg:width="1.497cm" svg:height="0.762cm" svg:x="-0.878cm" svg:y="2.905cm">
          <text:p text:style-name="P7">hbmqtt</text:p>
          <draw:enhanced-geometry svg:viewBox="0 0 21600 21600" draw:type="rectangle" draw:enhanced-path="M 0 0 L 21600 0 21600 21600 0 21600 0 0 Z N"/>
        </draw:custom-shape>
        <draw:custom-shape draw:style-name="gr41" draw:text-style-name="P23" xml:id="id34" draw:id="id34" draw:layer="layout" svg:width="1.497cm" svg:height="0.762cm" svg:x="-0.845cm" svg:y="1.559cm">
          <text:p text:style-name="P7">requests</text:p>
          <draw:enhanced-geometry svg:viewBox="0 0 21600 21600" draw:type="rectangle" draw:enhanced-path="M 0 0 L 21600 0 21600 21600 0 21600 0 0 Z N"/>
        </draw:custom-shape>
        <draw:custom-shape draw:style-name="gr42" draw:text-style-name="P20" xml:id="id29" draw:id="id29" draw:layer="layout" svg:width="3.048cm" svg:height="0.762cm" svg:x="-19.955cm" svg:y="0.746cm">
          <text:p text:style-name="P7">$ npm I node-red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2.493cm" svg:y1="17.256cm" svg:x2="-5.914cm" svg:y2="0.921cm" draw:start-shape="id30" draw:start-glue-point="0" draw:end-shape="id33" draw:end-glue-point="2" svg:d="M-2493 17256v-8167h-3421v-8168" svg:viewBox="0 0 3422 16336">
          <text:p/>
        </draw:connector>
        <draw:connector draw:style-name="gr8" draw:text-style-name="P10" draw:layer="layout" svg:x1="11.541cm" svg:y1="2.143cm" svg:x2="-0.097cm" svg:y2="2.321cm" draw:start-shape="id22" draw:start-glue-point="0" draw:end-shape="id34" draw:end-glue-point="2" svg:d="M11541 2143v-502h-7096v1181h-4542v-501" svg:viewBox="0 0 11639 1182">
          <text:p/>
        </draw:connector>
        <draw:connector draw:style-name="gr8" draw:text-style-name="P10" draw:layer="layout" draw:line-skew="0cm 1.334cm 1.58cm" svg:x1="11.541cm" svg:y1="2.143cm" svg:x2="-2.797cm" svg:y2="2.221cm" draw:start-shape="id22" draw:start-glue-point="0" draw:end-shape="id35" draw:end-glue-point="2" svg:d="M11541 2143v-502h-7112v2661h-7226v-2081" svg:viewBox="0 0 14339 2662">
          <text:p/>
        </draw:connector>
        <draw:connector draw:style-name="gr8" draw:text-style-name="P10" draw:layer="layout" svg:x1="11.541cm" svg:y1="2.143cm" svg:x2="0.21cm" svg:y2="0.492cm" draw:start-shape="id22" draw:start-glue-point="0" draw:end-shape="id36" draw:end-glue-point="2" svg:d="M11541 2143v-826h-11331v-825" svg:viewBox="0 0 11332 1652">
          <text:p/>
        </draw:connector>
        <draw:connector draw:style-name="gr8" draw:text-style-name="P10" draw:layer="layout" draw:line-skew="0cm 0cm -0.247cm" svg:x1="11.541cm" svg:y1="2.143cm" svg:x2="-0.13cm" svg:y2="3.667cm" draw:start-shape="id22" draw:start-glue-point="0" draw:end-shape="id37" draw:end-glue-point="2" svg:d="M11541 2143v-502h-7112v2280h-4559v-254" svg:viewBox="0 0 11672 22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24:50.189592514</meta:creation-date>
    <dc:date>2023-02-01T17:20:05.944279236</dc:date>
    <meta:editing-duration>PT1H13M4S</meta:editing-duration>
    <meta:editing-cycles>28</meta:editing-cycles>
    <meta:generator>LibreOffice/6.4.7.2$Linux_X86_64 LibreOffice_project/40$Build-2</meta:generator>
    <meta:document-statistic meta:object-count="85"/>
  </office:meta>
</office:document-meta>
</file>